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hort.getByte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Short.ZipShort( byte [ ] by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hort.ZipShort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hort.getValue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hort.ZipShor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hort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Short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Short.getValue( byte [ ] by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Shor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hor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